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fo:font-size="20pt" fo:font-weight="bold" officeooo:rsid="001ef742" officeooo:paragraph-rsid="001ef742" fo:background-color="transparent" style:font-size-asian="20pt" style:font-weight-asian="bold" style:font-size-complex="20pt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paragraph-rsid="001d78e7" style:font-weight-asian="bold" style:font-weight-complex="bold"/>
    </style:style>
    <style:style style:name="P4" style:family="paragraph" style:parent-style-name="Text_20_body">
      <style:paragraph-properties fo:margin-left="0cm" fo:margin-right="0cm" fo:text-indent="0cm" style:auto-text-indent="false" style:writing-mode="lr-tb"/>
      <style:text-properties fo:font-weight="bold" fo:background-color="transparent" style:font-weight-asian="bold" style:font-weight-complex="bold"/>
    </style:style>
    <style:style style:name="P5" style:family="paragraph" style:parent-style-name="Text_20_body">
      <style:text-properties officeooo:paragraph-rsid="001d78e7"/>
    </style:style>
    <style:style style:name="P6" style:family="paragraph" style:parent-style-name="Text_20_body">
      <style:paragraph-properties fo:margin-left="0cm" fo:margin-right="0cm" fo:text-indent="0cm" style:auto-text-indent="false" style:writing-mode="lr-tb"/>
      <style:text-properties fo:font-weight="normal" officeooo:rsid="001d78e7" officeooo:paragraph-rsid="001d78e7" fo:background-color="transparent" style:font-weight-asian="normal" style:font-weight-complex="normal"/>
    </style:style>
    <style:style style:name="P7" style:family="paragraph" style:parent-style-name="Text_20_body">
      <style:text-properties fo:font-weight="bold" officeooo:rsid="001d78e7" officeooo:paragraph-rsid="001d78e7" style:font-weight-asian="bold" style:font-weight-complex="bold"/>
    </style:style>
    <style:style style:name="T1" style:family="text">
      <style:text-properties officeooo:rsid="001d78e7"/>
    </style:style>
    <style:style style:name="T2" style:family="text">
      <style:text-properties officeooo:rsid="001ef742"/>
    </style:style>
    <style:style style:name="T3" style:family="text">
      <style:text-properties officeooo:rsid="002021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es</text:p>
      <text:p text:style-name="P2"/>
      <text:p text:style-name="P4">8.<text:span text:style-name="T2">1. </text:span><text:s/>Imaginad que vais a crear una empresa con un fin social. Describid brevemente a qué se va a dedicar. Después, poned en común los proyectos sociales de los proyectos creados. Finalmente elegid el proyecto más idóneo y viable.</text:p>
      <text:p text:style-name="P6">Creación de un curso online de educación financiera y emprendimiento de bajo coste para jóvenes, dándole la oportunidad de mejorar la capacidad de tomar mejores decisiones financieras. Al ser online el coste de arranque sería mínimo y las ganancias serían mayores. Además, si el proyecto funciona, se contratarían a otros expertos en otros temas educativos como ciberseguridad, <text:span text:style-name="T3">inteligencia artificial,</text:span> psicología… donde una parte de las cuotas pagadas se destinaría al pago de dichos expertos.</text:p>
      <text:p text:style-name="Text_20_body"/>
      <text:p text:style-name="P3"/>
      <text:p text:style-name="P3"><text:span text:style-name="T1">9.</text:span><text:span text:style-name="T2">1.</text:span><text:span text:style-name="T1"> Entra en la página web de Ashoka: &lt;</text:span><text:a xlink:type="simple" xlink:href="http://spain.ashoka.org/" text:style-name="Internet_20_link" text:visited-style-name="Visited_20_Internet_20_Link"><text:span text:style-name="T1">http://spain.ashoka.org</text:span></text:a><text:span text:style-name="T1">&gt; , una red internacional de emprendedores sociales, cuyo fundador ha ganado el Premio Príncipe de Asturias a la Cooperación.</text:span></text:p>
      <text:p text:style-name="P7">Se trata de una organización sin ánimo de lucro que apoya a futuros emprendedores sociales. Pincha en la pestaña « Emprendimiento social » para saber quienes son los emprendedores sociales de Ashoka en España y cuál es su proyecto.</text:p>
      <text:p text:style-name="P5">Ashoka se dedica a fomentar el emprendimiento social y la innovación para abordar problemas sociales. Fundada en 1980 por Bill Drayton, la organización tiene como objetivo identificar y apoyar a emprendedores sociales que buscan crear un impacto positivo en sus comunidades y en el mundo. <text:span text:style-name="T1">H</text:span>a ayudado a lanzar miles de proyectos exitosos en diversas áreas, desde la educación inclusiva hasta el acceso a atención médica y la sostenibilidad ambiental. Su enfoque innovador ha inspirado a muchos a convertirse en emprendedores sociales y a trabajar por un mundo mejor. <text:line-break/><text:span text:style-name="T1">Encontramos 3843 emprendedores Ashoka de 97 países, de los cuales alrededor de 70 son de Españ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13:33:19.697000000</meta:creation-date>
    <dc:date>2024-10-01T14:25:51.064000000</dc:date>
    <meta:editing-duration>PT50M21S</meta:editing-duration>
    <meta:editing-cycles>3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6" meta:word-count="286" meta:character-count="1817" meta:non-whitespace-character-count="1535"/>
  </office:meta>
</office:document-meta>
</file>